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e-shall-overcome-slides-page1.png" manifest:media-type="image/png"/>
  <manifest:file-entry manifest:full-path="Pictures/we-shall-overcome-slides-page2.png" manifest:media-type="image/png"/>
  <manifest:file-entry manifest:full-path="Pictures/we-shall-overcome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shall-overcom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shall-overcom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e-shall-overcom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